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.08cm" svg:height="21.063cm" svg:x="7.211cm" svg:y="4.33cm">
            <draw:object draw:notify-on-update-of-ranges="Sheet1.B3:Sheet1.B5 Sheet1.C1:Sheet1.C2 Sheet1.C3:Sheet1.C5 Sheet1.D1:Sheet1.D2 Sheet1.D3:Sheet1.D5 Sheet1.E1:Sheet1.E2 Sheet1.E3:Sheet1.E5 Sheet1.F1:Sheet1.F2 Sheet1.F3:Sheet1.F5 Sheet1.G1:Sheet1.G2 Sheet1.G3:Sheet1.G5 Sheet1.H1:Sheet1.H2 Sheet1.H3:Sheet1.H5 Sheet1.I1:Sheet1.I2 Sheet1.I3:Sheet1.I5 Sheet1.J1:Sheet1.J2 Sheet1.J3:Sheet1.J5 Sheet1.K1:Sheet1.K2 Sheet1.K3:Sheet1.K5 Sheet1.L1:Sheet1.L2 Sheet1.L3:Sheet1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39425" calcext:value-type="float">
            <text:p>0.39425</text:p>
          </table:table-cell>
          <table:table-cell office:value-type="float" office:value="0.39759" calcext:value-type="float">
            <text:p>0.39759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57164" calcext:value-type="float">
            <text:p>0.57164</text:p>
          </table:table-cell>
          <table:table-cell office:value-type="float" office:value="0.57274" calcext:value-type="float">
            <text:p>0.57274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3521" calcext:value-type="float">
            <text:p>0.43521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61487" calcext:value-type="float">
            <text:p>0.61487</text:p>
          </table:table-cell>
          <table:table-cell office:value-type="float" office:value="0.3942" calcext:value-type="float">
            <text:p>0.3942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64664" calcext:value-type="float">
            <text:p>0.64664</text:p>
          </table:table-cell>
          <table:table-cell office:value-type="float" office:value="0.57274" calcext:value-type="float">
            <text:p>0.57274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40057" calcext:value-type="float">
            <text:p>0.40057</text:p>
          </table:table-cell>
          <table:table-cell office:value-type="float" office:value="0.39493" calcext:value-type="float">
            <text:p>0.39493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57161" calcext:value-type="float">
            <text:p>0.57161</text:p>
          </table:table-cell>
          <table:table-cell office:value-type="float" office:value="0.57274" calcext:value-type="float">
            <text:p>0.57274</text:p>
          </table:table-cell>
        </table:table-row>
      </table:table>
      <table:table table:name="Sheet2" table:style-name="ta1">
        <table:shapes>
          <draw:frame draw:z-index="0" draw:style-name="gr1" draw:text-style-name="P1" svg:width="36.575cm" svg:height="20.399cm" svg:x="6.356cm" svg:y="4.622cm">
            <draw:object draw:notify-on-update-of-ranges="Sheet2.B3:Sheet2.B5 Sheet2.C1:Sheet2.C2 Sheet2.C3:Sheet2.C5 Sheet2.D1:Sheet2.D2 Sheet2.D3:Sheet2.D5 Sheet2.E1:Sheet2.E2 Sheet2.E3:Sheet2.E5 Sheet2.F1:Sheet2.F2 Sheet2.F3:Sheet2.F5 Sheet2.G1:Sheet2.G2 Sheet2.G3:Sheet2.G5 Sheet2.H1:Sheet2.H2 Sheet2.H3:Sheet2.H5 Sheet2.I1:Sheet2.I2 Sheet2.I3:Sheet2.I5 Sheet2.J1:Sheet2.J2 Sheet2.J3:Sheet2.J5 Sheet2.K1:Sheet2.K2 Sheet2.K3:Sheet2.K5 Sheet2.L1:Sheet2.L2 Sheet2.L3:Sheet2.L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62081" calcext:value-type="float">
            <text:p>0.62081</text:p>
          </table:table-cell>
          <table:table-cell table:number-columns-repeated="2" office:value-type="float" office:value="0.62087" calcext:value-type="float">
            <text:p>0.62087</text:p>
          </table:table-cell>
          <table:table-cell office:value-type="float" office:value="0.62237" calcext:value-type="float">
            <text:p>0.62237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64684" calcext:value-type="float">
            <text:p>0.64684</text:p>
          </table:table-cell>
          <table:table-cell office:value-type="float" office:value="0.64721" calcext:value-type="float">
            <text:p>0.64721</text:p>
          </table:table-cell>
          <table:table-cell office:value-type="float" office:value="0.64683" calcext:value-type="float">
            <text:p>0.64683</text:p>
          </table:table-cell>
          <table:table-cell office:value-type="float" office:value="0.64239" calcext:value-type="float">
            <text:p>0.64239</text:p>
          </table:table-cell>
          <table:table-cell office:value-type="float" office:value="0.63485" calcext:value-type="float">
            <text:p>0.63485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62081" calcext:value-type="float">
            <text:p>0.62081</text:p>
          </table:table-cell>
          <table:table-cell table:number-columns-repeated="2" office:value-type="float" office:value="0.62087" calcext:value-type="float">
            <text:p>0.62087</text:p>
          </table:table-cell>
          <table:table-cell office:value-type="float" office:value="0.7153" calcext:value-type="float">
            <text:p>0.7153</text:p>
          </table:table-cell>
          <table:table-cell office:value-type="float" office:value="0.62087" calcext:value-type="float">
            <text:p>0.62087</text:p>
          </table:table-cell>
          <table:table-cell office:value-type="float" office:value="0.64684" calcext:value-type="float">
            <text:p>0.64684</text:p>
          </table:table-cell>
          <table:table-cell office:value-type="float" office:value="0.64721" calcext:value-type="float">
            <text:p>0.64721</text:p>
          </table:table-cell>
          <table:table-cell office:value-type="float" office:value="0.64683" calcext:value-type="float">
            <text:p>0.64683</text:p>
          </table:table-cell>
          <table:table-cell office:value-type="float" office:value="0.78599" calcext:value-type="float">
            <text:p>0.78599</text:p>
          </table:table-cell>
          <table:table-cell office:value-type="float" office:value="0.64683" calcext:value-type="float">
            <text:p>0.64683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62081" calcext:value-type="float">
            <text:p>0.62081</text:p>
          </table:table-cell>
          <table:table-cell table:number-columns-repeated="2" office:value-type="float" office:value="0.62087" calcext:value-type="float">
            <text:p>0.62087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60674" calcext:value-type="float">
            <text:p>0.60674</text:p>
          </table:table-cell>
          <table:table-cell office:value-type="float" office:value="0.64684" calcext:value-type="float">
            <text:p>0.64684</text:p>
          </table:table-cell>
          <table:table-cell table:number-columns-repeated="2" office:value-type="float" office:value="0.64683" calcext:value-type="float">
            <text:p>0.64683</text:p>
          </table:table-cell>
          <table:table-cell office:value-type="float" office:value="0.64499" calcext:value-type="float">
            <text:p>0.64499</text:p>
          </table:table-cell>
          <table:table-cell office:value-type="float" office:value="0.63637" calcext:value-type="float">
            <text:p>0.63637</text:p>
          </table:table-cell>
        </table:table-row>
      </table:table>
      <table:table table:name="Sheet3" table:style-name="ta1">
        <table:shapes>
          <draw:frame draw:z-index="0" draw:style-name="gr1" draw:text-style-name="P1" svg:width="36.575cm" svg:height="20.399cm" svg:x="6.356cm" svg:y="4.622cm">
            <draw:object draw:notify-on-update-of-ranges="Sheet3.B3:Sheet3.B5 Sheet3.C1:Sheet3.C2 Sheet3.C3:Sheet3.C5 Sheet3.D1:Sheet3.D2 Sheet3.D3:Sheet3.D5 Sheet3.E1:Sheet3.E2 Sheet3.E3:Sheet3.E5 Sheet3.F1:Sheet3.F2 Sheet3.F3:Sheet3.F5 Sheet3.G1:Sheet3.G2 Sheet3.G3:Sheet3.G5 Sheet3.H1:Sheet3.H2 Sheet3.H3:Sheet3.H5 Sheet3.I1:Sheet3.I2 Sheet3.I3:Sheet3.I5 Sheet3.J1:Sheet3.J2 Sheet3.J3:Sheet3.J5 Sheet3.K1:Sheet3.K2 Sheet3.K3:Sheet3.K5 Sheet3.L1:Sheet3.L2 Sheet3.L3:Sheet3.L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41085" calcext:value-type="float">
            <text:p>0.41085</text:p>
          </table:table-cell>
          <table:table-cell table:number-columns-repeated="2" office:value-type="float" office:value="0.41098" calcext:value-type="float">
            <text:p>0.41098</text:p>
          </table:table-cell>
          <table:table-cell office:value-type="float" office:value="0.41023" calcext:value-type="float">
            <text:p>0.41023</text:p>
          </table:table-cell>
          <table:table-cell office:value-type="float" office:value="0.41098" calcext:value-type="float">
            <text:p>0.41098</text:p>
          </table:table-cell>
          <table:table-cell office:value-type="float" office:value="0.60077" calcext:value-type="float">
            <text:p>0.60077</text:p>
          </table:table-cell>
          <table:table-cell table:number-columns-repeated="4" office:value-type="float" office:value="0.60097" calcext:value-type="float">
            <text:p>0.60097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41085" calcext:value-type="float">
            <text:p>0.41085</text:p>
          </table:table-cell>
          <table:table-cell table:number-columns-repeated="2" office:value-type="float" office:value="0.41098" calcext:value-type="float">
            <text:p>0.41098</text:p>
          </table:table-cell>
          <table:table-cell office:value-type="float" office:value="0.59852" calcext:value-type="float">
            <text:p>0.59852</text:p>
          </table:table-cell>
          <table:table-cell office:value-type="float" office:value="0.41098" calcext:value-type="float">
            <text:p>0.41098</text:p>
          </table:table-cell>
          <table:table-cell office:value-type="float" office:value="0.60077" calcext:value-type="float">
            <text:p>0.60077</text:p>
          </table:table-cell>
          <table:table-cell table:number-columns-repeated="2" office:value-type="float" office:value="0.60097" calcext:value-type="float">
            <text:p>0.60097</text:p>
          </table:table-cell>
          <table:table-cell office:value-type="float" office:value="0.64897" calcext:value-type="float">
            <text:p>0.64897</text:p>
          </table:table-cell>
          <table:table-cell office:value-type="float" office:value="0.60097" calcext:value-type="float">
            <text:p>0.60097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41085" calcext:value-type="float">
            <text:p>0.41085</text:p>
          </table:table-cell>
          <table:table-cell table:number-columns-repeated="2" office:value-type="float" office:value="0.41098" calcext:value-type="float">
            <text:p>0.41098</text:p>
          </table:table-cell>
          <table:table-cell office:value-type="float" office:value="0.43154" calcext:value-type="float">
            <text:p>0.43154</text:p>
          </table:table-cell>
          <table:table-cell office:value-type="float" office:value="0.41098" calcext:value-type="float">
            <text:p>0.41098</text:p>
          </table:table-cell>
          <table:table-cell office:value-type="float" office:value="0.60077" calcext:value-type="float">
            <text:p>0.60077</text:p>
          </table:table-cell>
          <table:table-cell table:number-columns-repeated="2" office:value-type="float" office:value="0.60097" calcext:value-type="float">
            <text:p>0.60097</text:p>
          </table:table-cell>
          <table:table-cell office:value-type="float" office:value="0.60058" calcext:value-type="float">
            <text:p>0.60058</text:p>
          </table:table-cell>
          <table:table-cell office:value-type="float" office:value="0.60097" calcext:value-type="float">
            <text:p>0.60097</text:p>
          </table:table-cell>
        </table:table-row>
      </table:table>
      <table:table table:name="Sheet4" table:style-name="ta1">
        <table:shapes>
          <draw:frame draw:z-index="0" draw:style-name="gr1" draw:text-style-name="P1" svg:width="36.575cm" svg:height="20.399cm" svg:x="6.356cm" svg:y="4.622cm">
            <draw:object draw:notify-on-update-of-ranges="Sheet4.B3:Sheet4.B5 Sheet4.C1:Sheet4.C2 Sheet4.C3:Sheet4.C5 Sheet4.D1:Sheet4.D2 Sheet4.D3:Sheet4.D5 Sheet4.E1:Sheet4.E2 Sheet4.E3:Sheet4.E5 Sheet4.F1:Sheet4.F2 Sheet4.F3:Sheet4.F5 Sheet4.G1:Sheet4.G2 Sheet4.G3:Sheet4.G5 Sheet4.H1:Sheet4.H2 Sheet4.H3:Sheet4.H5 Sheet4.I1:Sheet4.I2 Sheet4.I3:Sheet4.I5 Sheet4.J1:Sheet4.J2 Sheet4.J3:Sheet4.J5 Sheet4.K1:Sheet4.K2 Sheet4.K3:Sheet4.K5 Sheet4.L1:Sheet4.L2 Sheet4.L3:Sheet4.L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63178" calcext:value-type="float">
            <text:p>0.63178</text:p>
          </table:table-cell>
          <table:table-cell table:number-columns-repeated="2" office:value-type="float" office:value="0.63174" calcext:value-type="float">
            <text:p>0.63174</text:p>
          </table:table-cell>
          <table:table-cell office:value-type="float" office:value="0.63056" calcext:value-type="float">
            <text:p>0.63056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63953" calcext:value-type="float">
            <text:p>0.63953</text:p>
          </table:table-cell>
          <table:table-cell table:number-columns-repeated="2" office:value-type="float" office:value="0.63955" calcext:value-type="float">
            <text:p>0.63955</text:p>
          </table:table-cell>
          <table:table-cell office:value-type="float" office:value="0.63882" calcext:value-type="float">
            <text:p>0.63882</text:p>
          </table:table-cell>
          <table:table-cell office:value-type="float" office:value="0.62102" calcext:value-type="float">
            <text:p>0.62102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63178" calcext:value-type="float">
            <text:p>0.63178</text:p>
          </table:table-cell>
          <table:table-cell table:number-columns-repeated="2" office:value-type="float" office:value="0.63174" calcext:value-type="float">
            <text:p>0.63174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63174" calcext:value-type="float">
            <text:p>0.63174</text:p>
          </table:table-cell>
          <table:table-cell office:value-type="float" office:value="0.63953" calcext:value-type="float">
            <text:p>0.63953</text:p>
          </table:table-cell>
          <table:table-cell table:number-columns-repeated="2" office:value-type="float" office:value="0.63955" calcext:value-type="float">
            <text:p>0.63955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63721" calcext:value-type="float">
            <text:p>0.63721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63178" calcext:value-type="float">
            <text:p>0.63178</text:p>
          </table:table-cell>
          <table:table-cell table:number-columns-repeated="2" office:value-type="float" office:value="0.63174" calcext:value-type="float">
            <text:p>0.63174</text:p>
          </table:table-cell>
          <table:table-cell office:value-type="float" office:value="0.63451" calcext:value-type="float">
            <text:p>0.63451</text:p>
          </table:table-cell>
          <table:table-cell office:value-type="float" office:value="0.61742" calcext:value-type="float">
            <text:p>0.61742</text:p>
          </table:table-cell>
          <table:table-cell office:value-type="float" office:value="0.63953" calcext:value-type="float">
            <text:p>0.63953</text:p>
          </table:table-cell>
          <table:table-cell table:number-columns-repeated="2" office:value-type="float" office:value="0.63955" calcext:value-type="float">
            <text:p>0.63955</text:p>
          </table:table-cell>
          <table:table-cell office:value-type="float" office:value="0.64035" calcext:value-type="float">
            <text:p>0.64035</text:p>
          </table:table-cell>
          <table:table-cell office:value-type="float" office:value="0.62568" calcext:value-type="float">
            <text:p>0.625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00-00-00</text:date>, <text:time style:data-style-name="N2" text:time-value="04:16:33.649558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6T19:10:59.258748472</meta:creation-date>
    <dc:date>2020-11-12T05:02:31.711190888</dc:date>
    <meta:editing-duration>PT31M37S</meta:editing-duration>
    <meta:editing-cycles>13</meta:editing-cycles>
    <meta:generator>LibreOffice/7.0.2.2$Linux_X86_64 LibreOffice_project/00$Build-2</meta:generator>
    <meta:document-statistic meta:table-count="4" meta:cell-count="18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6.081cm" svg:height="21.064cm" xlink:href=".." xlink:type="simple" chart:class="chart:bar" chart:style-name="ch1">
        <chart:title svg:x="8.52cm" svg:y="0.556cm" chart:style-name="ch2">
          <text:p>Accuracies for Frustration x Boredom, Full eye and Full log</text:p>
        </chart:title>
        <chart:legend chart:legend-position="end" svg:x="28.502cm" svg:y="6.258cm" style:legend-expansion="high" chart:style-name="ch3"/>
        <chart:plot-area chart:style-name="ch4" table:cell-range-address="Sheet1.B1:Sheet1.L5" chart:data-source-has-labels="both" svg:x="0.721cm" svg:y="2.196cm" svg:width="27.06cm" svg:height="18.447cm">
          <chart:coordinate-region svg:x="1.713cm" svg:y="2.488cm" svg:width="26.068cm" svg:height="17.323cm"/>
          <chart:axis chart:dimension="x" chart:name="primary-x" chart:style-name="ch5" chartooo:axis-type="auto">
            <chartooo:date-scale/>
            <chart:categories table:cell-range-address="Sheet1.B3:Sheet1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5" chart:label-cell-address="Sheet1.C1:Sheet1.C2" chart:class="chart:bar">
            <chart:data-point/>
            <chart:data-point chart:style-name="ch9"/>
            <chart:data-point/>
          </chart:series>
          <chart:series chart:style-name="ch10" chart:values-cell-range-address="Sheet1.D3:Sheet1.D5" chart:label-cell-address="Sheet1.D1:Sheet1.D2" chart:class="chart:bar">
            <chart:data-point chart:repeated="3"/>
          </chart:series>
          <chart:series chart:style-name="ch11" chart:values-cell-range-address="Sheet1.E3:Sheet1.E5" chart:label-cell-address="Sheet1.E1:Sheet1.E2" chart:class="chart:bar">
            <chart:data-point chart:repeated="3"/>
          </chart:series>
          <chart:series chart:style-name="ch12" chart:values-cell-range-address="Sheet1.F3:Sheet1.F5" chart:label-cell-address="Sheet1.F1:Sheet1.F2" chart:class="chart:bar">
            <chart:data-point chart:repeated="3"/>
          </chart:series>
          <chart:series chart:style-name="ch13" chart:values-cell-range-address="Sheet1.G3:Sheet1.G5" chart:label-cell-address="Sheet1.G1:Sheet1.G2" chart:class="chart:bar">
            <chart:data-point chart:repeated="3"/>
          </chart:series>
          <chart:series chart:style-name="ch14" chart:values-cell-range-address="Sheet1.H3:Sheet1.H5" chart:label-cell-address="Sheet1.H1:Sheet1.H2" chart:class="chart:bar">
            <chart:data-point chart:repeated="3"/>
          </chart:series>
          <chart:series chart:style-name="ch15" chart:values-cell-range-address="Sheet1.I3:Sheet1.I5" chart:label-cell-address="Sheet1.I1:Sheet1.I2" chart:class="chart:bar">
            <chart:data-point chart:repeated="3"/>
          </chart:series>
          <chart:series chart:style-name="ch16" chart:values-cell-range-address="Sheet1.J3:Sheet1.J5" chart:label-cell-address="Sheet1.J1:Sheet1.J2" chart:class="chart:bar">
            <chart:data-point chart:repeated="3"/>
          </chart:series>
          <chart:series chart:style-name="ch17" chart:values-cell-range-address="Sheet1.K3:Sheet1.K5" chart:label-cell-address="Sheet1.K1:Sheet1.K2" chart:class="chart:bar">
            <chart:data-point chart:repeated="3"/>
          </chart:series>
          <chart:series chart:style-name="ch18" chart:values-cell-range-address="Sheet1.L3:Sheet1.L5" chart:label-cell-address="Sheet1.L1:Sheet1.L2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Sheet1.D1:Sheet1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Sheet1.F1:Sheet1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Sheet1.G1:Sheet1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Sheet1.H1:Sheet1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Sheet1.I1:Sheet1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Sheet1.J1:Sheet1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Sheet1.K1:Sheet1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Sheet1.L1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Sheet1.B3:Sheet1.B5</svg:desc>
                </draw:g>
              </table:table-cell>
              <table:table-cell office:value-type="float" office:value="0.39033">
                <text:p>0.39033</text:p>
                <draw:g>
                  <svg:desc>Sheet1.C3:Sheet1.C5</svg:desc>
                </draw:g>
              </table:table-cell>
              <table:table-cell office:value-type="float" office:value="0.402">
                <text:p>0.402</text:p>
                <draw:g>
                  <svg:desc>Sheet1.D3:Sheet1.D5</svg:desc>
                </draw:g>
              </table:table-cell>
              <table:table-cell office:value-type="float" office:value="0.39048">
                <text:p>0.39048</text:p>
                <draw:g>
                  <svg:desc>Sheet1.E3:Sheet1.E5</svg:desc>
                </draw:g>
              </table:table-cell>
              <table:table-cell office:value-type="float" office:value="0.39425">
                <text:p>0.39425</text:p>
                <draw:g>
                  <svg:desc>Sheet1.F3:Sheet1.F5</svg:desc>
                </draw:g>
              </table:table-cell>
              <table:table-cell office:value-type="float" office:value="0.39759">
                <text:p>0.39759</text:p>
                <draw:g>
                  <svg:desc>Sheet1.G3:Sheet1.G5</svg:desc>
                </draw:g>
              </table:table-cell>
              <table:table-cell office:value-type="float" office:value="0.57249">
                <text:p>0.57249</text:p>
                <draw:g>
                  <svg:desc>Sheet1.H3:Sheet1.H5</svg:desc>
                </draw:g>
              </table:table-cell>
              <table:table-cell office:value-type="float" office:value="0.57274">
                <text:p>0.57274</text:p>
                <draw:g>
                  <svg:desc>Sheet1.I3:Sheet1.I5</svg:desc>
                </draw:g>
              </table:table-cell>
              <table:table-cell office:value-type="float" office:value="0.57274">
                <text:p>0.57274</text:p>
                <draw:g>
                  <svg:desc>Sheet1.J3:Sheet1.J5</svg:desc>
                </draw:g>
              </table:table-cell>
              <table:table-cell office:value-type="float" office:value="0.57164">
                <text:p>0.57164</text:p>
                <draw:g>
                  <svg:desc>Sheet1.K3:Sheet1.K5</svg:desc>
                </draw:g>
              </table:table-cell>
              <table:table-cell office:value-type="float" office:value="0.57274">
                <text:p>0.57274</text:p>
                <draw:g>
                  <svg:desc>Sheet1.L3:Sheet1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39033">
                <text:p>0.39033</text:p>
              </table:table-cell>
              <table:table-cell office:value-type="float" office:value="0.43521">
                <text:p>0.43521</text:p>
              </table:table-cell>
              <table:table-cell office:value-type="float" office:value="0.39048">
                <text:p>0.39048</text:p>
              </table:table-cell>
              <table:table-cell office:value-type="float" office:value="0.61487">
                <text:p>0.61487</text:p>
              </table:table-cell>
              <table:table-cell office:value-type="float" office:value="0.3942">
                <text:p>0.3942</text:p>
              </table:table-cell>
              <table:table-cell office:value-type="float" office:value="0.57249">
                <text:p>0.57249</text:p>
              </table:table-cell>
              <table:table-cell office:value-type="float" office:value="0.57274">
                <text:p>0.57274</text:p>
              </table:table-cell>
              <table:table-cell office:value-type="float" office:value="0.57274">
                <text:p>0.57274</text:p>
              </table:table-cell>
              <table:table-cell office:value-type="float" office:value="0.64664">
                <text:p>0.64664</text:p>
              </table:table-cell>
              <table:table-cell office:value-type="float" office:value="0.57274">
                <text:p>0.57274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39033">
                <text:p>0.39033</text:p>
              </table:table-cell>
              <table:table-cell office:value-type="float" office:value="0.402">
                <text:p>0.402</text:p>
              </table:table-cell>
              <table:table-cell office:value-type="float" office:value="0.39048">
                <text:p>0.39048</text:p>
              </table:table-cell>
              <table:table-cell office:value-type="float" office:value="0.40057">
                <text:p>0.40057</text:p>
              </table:table-cell>
              <table:table-cell office:value-type="float" office:value="0.39493">
                <text:p>0.39493</text:p>
              </table:table-cell>
              <table:table-cell office:value-type="float" office:value="0.57249">
                <text:p>0.57249</text:p>
              </table:table-cell>
              <table:table-cell office:value-type="float" office:value="0.57274">
                <text:p>0.57274</text:p>
              </table:table-cell>
              <table:table-cell office:value-type="float" office:value="0.57274">
                <text:p>0.57274</text:p>
              </table:table-cell>
              <table:table-cell office:value-type="float" office:value="0.57161">
                <text:p>0.57161</text:p>
              </table:table-cell>
              <table:table-cell office:value-type="float" office:value="0.57274">
                <text:p>0.57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6.576cm" svg:height="20.4cm" xlink:href=".." xlink:type="simple" chart:class="chart:bar" chart:style-name="ch1">
        <chart:title svg:x="11.136cm" svg:y="0.543cm" chart:style-name="ch2">
          <text:p>Accuracies for Curiosity, full eye and full log</text:p>
        </chart:title>
        <chart:legend chart:legend-position="end" svg:x="28.997cm" svg:y="5.926cm" style:legend-expansion="high" chart:style-name="ch3"/>
        <chart:plot-area chart:style-name="ch4" table:cell-range-address="Sheet2.B1:Sheet2.L5" chart:data-source-has-labels="both" svg:x="0.731cm" svg:y="2.17cm" svg:width="27.535cm" svg:height="17.822cm">
          <chart:coordinate-region svg:x="1.723cm" svg:y="2.462cm" svg:width="26.543cm" svg:height="16.698cm"/>
          <chart:axis chart:dimension="x" chart:name="primary-x" chart:style-name="ch5" chartooo:axis-type="auto">
            <chartooo:date-scale/>
            <chart:categories table:cell-range-address="Sheet2.B3:Sheet2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C3:Sheet2.C5" chart:label-cell-address="Sheet2.C1:Sheet2.C2" chart:class="chart:bar">
            <chart:data-point chart:repeated="3"/>
          </chart:series>
          <chart:series chart:style-name="ch9" chart:values-cell-range-address="Sheet2.D3:Sheet2.D5" chart:label-cell-address="Sheet2.D1:Sheet2.D2" chart:class="chart:bar">
            <chart:data-point chart:repeated="3"/>
          </chart:series>
          <chart:series chart:style-name="ch10" chart:values-cell-range-address="Sheet2.E3:Sheet2.E5" chart:label-cell-address="Sheet2.E1:Sheet2.E2" chart:class="chart:bar">
            <chart:data-point chart:repeated="3"/>
          </chart:series>
          <chart:series chart:style-name="ch11" chart:values-cell-range-address="Sheet2.F3:Sheet2.F5" chart:label-cell-address="Sheet2.F1:Sheet2.F2" chart:class="chart:bar">
            <chart:data-point chart:repeated="3"/>
          </chart:series>
          <chart:series chart:style-name="ch12" chart:values-cell-range-address="Sheet2.G3:Sheet2.G5" chart:label-cell-address="Sheet2.G1:Sheet2.G2" chart:class="chart:bar">
            <chart:data-point chart:repeated="3"/>
          </chart:series>
          <chart:series chart:style-name="ch13" chart:values-cell-range-address="Sheet2.H3:Sheet2.H5" chart:label-cell-address="Sheet2.H1:Sheet2.H2" chart:class="chart:bar">
            <chart:data-point chart:repeated="3"/>
          </chart:series>
          <chart:series chart:style-name="ch14" chart:values-cell-range-address="Sheet2.I3:Sheet2.I5" chart:label-cell-address="Sheet2.I1:Sheet2.I2" chart:class="chart:bar">
            <chart:data-point chart:repeated="3"/>
          </chart:series>
          <chart:series chart:style-name="ch15" chart:values-cell-range-address="Sheet2.J3:Sheet2.J5" chart:label-cell-address="Sheet2.J1:Sheet2.J2" chart:class="chart:bar">
            <chart:data-point chart:repeated="3"/>
          </chart:series>
          <chart:series chart:style-name="ch16" chart:values-cell-range-address="Sheet2.K3:Sheet2.K5" chart:label-cell-address="Sheet2.K1:Sheet2.K2" chart:class="chart:bar">
            <chart:data-point chart:repeated="3"/>
          </chart:series>
          <chart:series chart:style-name="ch17" chart:values-cell-range-address="Sheet2.L3:Sheet2.L5" chart:label-cell-address="Sheet2.L1:Sheet2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Sheet2.C1:Sheet2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Sheet2.D1:Sheet2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Sheet2.E1:Sheet2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Sheet2.F1:Sheet2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Sheet2.G1:Sheet2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Sheet2.H1:Sheet2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Sheet2.I1:Sheet2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Sheet2.J1:Sheet2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Sheet2.K1:Sheet2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Sheet2.L1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Sheet2.B3:Sheet2.B5</svg:desc>
                </draw:g>
              </table:table-cell>
              <table:table-cell office:value-type="float" office:value="0.62081">
                <text:p>0.62081</text:p>
                <draw:g>
                  <svg:desc>Sheet2.C3:Sheet2.C5</svg:desc>
                </draw:g>
              </table:table-cell>
              <table:table-cell office:value-type="float" office:value="0.62087">
                <text:p>0.62087</text:p>
                <draw:g>
                  <svg:desc>Sheet2.D3:Sheet2.D5</svg:desc>
                </draw:g>
              </table:table-cell>
              <table:table-cell office:value-type="float" office:value="0.62087">
                <text:p>0.62087</text:p>
                <draw:g>
                  <svg:desc>Sheet2.E3:Sheet2.E5</svg:desc>
                </draw:g>
              </table:table-cell>
              <table:table-cell office:value-type="float" office:value="0.62237">
                <text:p>0.62237</text:p>
                <draw:g>
                  <svg:desc>Sheet2.F3:Sheet2.F5</svg:desc>
                </draw:g>
              </table:table-cell>
              <table:table-cell office:value-type="float" office:value="0.6045">
                <text:p>0.6045</text:p>
                <draw:g>
                  <svg:desc>Sheet2.G3:Sheet2.G5</svg:desc>
                </draw:g>
              </table:table-cell>
              <table:table-cell office:value-type="float" office:value="0.64684">
                <text:p>0.64684</text:p>
                <draw:g>
                  <svg:desc>Sheet2.H3:Sheet2.H5</svg:desc>
                </draw:g>
              </table:table-cell>
              <table:table-cell office:value-type="float" office:value="0.64721">
                <text:p>0.64721</text:p>
                <draw:g>
                  <svg:desc>Sheet2.I3:Sheet2.I5</svg:desc>
                </draw:g>
              </table:table-cell>
              <table:table-cell office:value-type="float" office:value="0.64683">
                <text:p>0.64683</text:p>
                <draw:g>
                  <svg:desc>Sheet2.J3:Sheet2.J5</svg:desc>
                </draw:g>
              </table:table-cell>
              <table:table-cell office:value-type="float" office:value="0.64239">
                <text:p>0.64239</text:p>
                <draw:g>
                  <svg:desc>Sheet2.K3:Sheet2.K5</svg:desc>
                </draw:g>
              </table:table-cell>
              <table:table-cell office:value-type="float" office:value="0.63485">
                <text:p>0.63485</text:p>
                <draw:g>
                  <svg:desc>Sheet2.L3:Sheet2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62081">
                <text:p>0.62081</text:p>
              </table:table-cell>
              <table:table-cell office:value-type="float" office:value="0.62087">
                <text:p>0.62087</text:p>
              </table:table-cell>
              <table:table-cell office:value-type="float" office:value="0.62087">
                <text:p>0.62087</text:p>
              </table:table-cell>
              <table:table-cell office:value-type="float" office:value="0.7153">
                <text:p>0.7153</text:p>
              </table:table-cell>
              <table:table-cell office:value-type="float" office:value="0.62087">
                <text:p>0.62087</text:p>
              </table:table-cell>
              <table:table-cell office:value-type="float" office:value="0.64684">
                <text:p>0.64684</text:p>
              </table:table-cell>
              <table:table-cell office:value-type="float" office:value="0.64721">
                <text:p>0.64721</text:p>
              </table:table-cell>
              <table:table-cell office:value-type="float" office:value="0.64683">
                <text:p>0.64683</text:p>
              </table:table-cell>
              <table:table-cell office:value-type="float" office:value="0.78599">
                <text:p>0.78599</text:p>
              </table:table-cell>
              <table:table-cell office:value-type="float" office:value="0.64683">
                <text:p>0.64683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62081">
                <text:p>0.62081</text:p>
              </table:table-cell>
              <table:table-cell office:value-type="float" office:value="0.62087">
                <text:p>0.62087</text:p>
              </table:table-cell>
              <table:table-cell office:value-type="float" office:value="0.62087">
                <text:p>0.62087</text:p>
              </table:table-cell>
              <table:table-cell office:value-type="float" office:value="0.6194">
                <text:p>0.6194</text:p>
              </table:table-cell>
              <table:table-cell office:value-type="float" office:value="0.60674">
                <text:p>0.60674</text:p>
              </table:table-cell>
              <table:table-cell office:value-type="float" office:value="0.64684">
                <text:p>0.64684</text:p>
              </table:table-cell>
              <table:table-cell office:value-type="float" office:value="0.64683">
                <text:p>0.64683</text:p>
              </table:table-cell>
              <table:table-cell office:value-type="float" office:value="0.64683">
                <text:p>0.64683</text:p>
              </table:table-cell>
              <table:table-cell office:value-type="float" office:value="0.64499">
                <text:p>0.64499</text:p>
              </table:table-cell>
              <table:table-cell office:value-type="float" office:value="0.63637">
                <text:p>0.636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6.576cm" svg:height="20.4cm" xlink:href=".." xlink:type="simple" chart:class="chart:bar" chart:style-name="ch1">
        <chart:title svg:x="8.861cm" svg:y="0.543cm" chart:style-name="ch2">
          <text:p>Accuracies for Frustration x Boredom, 15s eye and full log</text:p>
        </chart:title>
        <chart:legend chart:legend-position="end" svg:x="28.997cm" svg:y="5.926cm" style:legend-expansion="high" chart:style-name="ch3"/>
        <chart:plot-area chart:style-name="ch4" table:cell-range-address="Sheet3.B1:Sheet3.L5" chart:data-source-has-labels="both" svg:x="0.731cm" svg:y="2.17cm" svg:width="27.535cm" svg:height="17.822cm">
          <chart:coordinate-region svg:x="1.723cm" svg:y="2.462cm" svg:width="26.543cm" svg:height="16.698cm"/>
          <chart:axis chart:dimension="x" chart:name="primary-x" chart:style-name="ch5" chartooo:axis-type="auto">
            <chartooo:date-scale/>
            <chart:categories table:cell-range-address="Sheet3.B3:Sheet3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C3:Sheet3.C5" chart:label-cell-address="Sheet3.C1:Sheet3.C2" chart:class="chart:bar">
            <chart:data-point chart:repeated="3"/>
          </chart:series>
          <chart:series chart:style-name="ch9" chart:values-cell-range-address="Sheet3.D3:Sheet3.D5" chart:label-cell-address="Sheet3.D1:Sheet3.D2" chart:class="chart:bar">
            <chart:data-point chart:repeated="3"/>
          </chart:series>
          <chart:series chart:style-name="ch10" chart:values-cell-range-address="Sheet3.E3:Sheet3.E5" chart:label-cell-address="Sheet3.E1:Sheet3.E2" chart:class="chart:bar">
            <chart:data-point chart:repeated="3"/>
          </chart:series>
          <chart:series chart:style-name="ch11" chart:values-cell-range-address="Sheet3.F3:Sheet3.F5" chart:label-cell-address="Sheet3.F1:Sheet3.F2" chart:class="chart:bar">
            <chart:data-point chart:repeated="3"/>
          </chart:series>
          <chart:series chart:style-name="ch12" chart:values-cell-range-address="Sheet3.G3:Sheet3.G5" chart:label-cell-address="Sheet3.G1:Sheet3.G2" chart:class="chart:bar">
            <chart:data-point chart:repeated="3"/>
          </chart:series>
          <chart:series chart:style-name="ch13" chart:values-cell-range-address="Sheet3.H3:Sheet3.H5" chart:label-cell-address="Sheet3.H1:Sheet3.H2" chart:class="chart:bar">
            <chart:data-point chart:repeated="3"/>
          </chart:series>
          <chart:series chart:style-name="ch14" chart:values-cell-range-address="Sheet3.I3:Sheet3.I5" chart:label-cell-address="Sheet3.I1:Sheet3.I2" chart:class="chart:bar">
            <chart:data-point chart:repeated="3"/>
          </chart:series>
          <chart:series chart:style-name="ch15" chart:values-cell-range-address="Sheet3.J3:Sheet3.J5" chart:label-cell-address="Sheet3.J1:Sheet3.J2" chart:class="chart:bar">
            <chart:data-point chart:repeated="3"/>
          </chart:series>
          <chart:series chart:style-name="ch16" chart:values-cell-range-address="Sheet3.K3:Sheet3.K5" chart:label-cell-address="Sheet3.K1:Sheet3.K2" chart:class="chart:bar">
            <chart:data-point chart:repeated="3"/>
          </chart:series>
          <chart:series chart:style-name="ch17" chart:values-cell-range-address="Sheet3.L3:Sheet3.L5" chart:label-cell-address="Sheet3.L1:Sheet3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Sheet3.C1:Sheet3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Sheet3.D1:Sheet3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Sheet3.E1:Sheet3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Sheet3.F1:Sheet3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Sheet3.G1:Sheet3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Sheet3.H1:Sheet3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Sheet3.I1:Sheet3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Sheet3.J1:Sheet3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Sheet3.K1:Sheet3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Sheet3.L1:Sheet3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Sheet3.B3:Sheet3.B5</svg:desc>
                </draw:g>
              </table:table-cell>
              <table:table-cell office:value-type="float" office:value="0.41085">
                <text:p>0.41085</text:p>
                <draw:g>
                  <svg:desc>Sheet3.C3:Sheet3.C5</svg:desc>
                </draw:g>
              </table:table-cell>
              <table:table-cell office:value-type="float" office:value="0.41098">
                <text:p>0.41098</text:p>
                <draw:g>
                  <svg:desc>Sheet3.D3:Sheet3.D5</svg:desc>
                </draw:g>
              </table:table-cell>
              <table:table-cell office:value-type="float" office:value="0.41098">
                <text:p>0.41098</text:p>
                <draw:g>
                  <svg:desc>Sheet3.E3:Sheet3.E5</svg:desc>
                </draw:g>
              </table:table-cell>
              <table:table-cell office:value-type="float" office:value="0.41023">
                <text:p>0.41023</text:p>
                <draw:g>
                  <svg:desc>Sheet3.F3:Sheet3.F5</svg:desc>
                </draw:g>
              </table:table-cell>
              <table:table-cell office:value-type="float" office:value="0.41098">
                <text:p>0.41098</text:p>
                <draw:g>
                  <svg:desc>Sheet3.G3:Sheet3.G5</svg:desc>
                </draw:g>
              </table:table-cell>
              <table:table-cell office:value-type="float" office:value="0.60077">
                <text:p>0.60077</text:p>
                <draw:g>
                  <svg:desc>Sheet3.H3:Sheet3.H5</svg:desc>
                </draw:g>
              </table:table-cell>
              <table:table-cell office:value-type="float" office:value="0.60097">
                <text:p>0.60097</text:p>
                <draw:g>
                  <svg:desc>Sheet3.I3:Sheet3.I5</svg:desc>
                </draw:g>
              </table:table-cell>
              <table:table-cell office:value-type="float" office:value="0.60097">
                <text:p>0.60097</text:p>
                <draw:g>
                  <svg:desc>Sheet3.J3:Sheet3.J5</svg:desc>
                </draw:g>
              </table:table-cell>
              <table:table-cell office:value-type="float" office:value="0.60097">
                <text:p>0.60097</text:p>
                <draw:g>
                  <svg:desc>Sheet3.K3:Sheet3.K5</svg:desc>
                </draw:g>
              </table:table-cell>
              <table:table-cell office:value-type="float" office:value="0.60097">
                <text:p>0.60097</text:p>
                <draw:g>
                  <svg:desc>Sheet3.L3:Sheet3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41085">
                <text:p>0.41085</text:p>
              </table:table-cell>
              <table:table-cell office:value-type="float" office:value="0.41098">
                <text:p>0.41098</text:p>
              </table:table-cell>
              <table:table-cell office:value-type="float" office:value="0.41098">
                <text:p>0.41098</text:p>
              </table:table-cell>
              <table:table-cell office:value-type="float" office:value="0.59852">
                <text:p>0.59852</text:p>
              </table:table-cell>
              <table:table-cell office:value-type="float" office:value="0.41098">
                <text:p>0.41098</text:p>
              </table:table-cell>
              <table:table-cell office:value-type="float" office:value="0.60077">
                <text:p>0.60077</text:p>
              </table:table-cell>
              <table:table-cell office:value-type="float" office:value="0.60097">
                <text:p>0.60097</text:p>
              </table:table-cell>
              <table:table-cell office:value-type="float" office:value="0.60097">
                <text:p>0.60097</text:p>
              </table:table-cell>
              <table:table-cell office:value-type="float" office:value="0.64897">
                <text:p>0.64897</text:p>
              </table:table-cell>
              <table:table-cell office:value-type="float" office:value="0.60097">
                <text:p>0.60097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41085">
                <text:p>0.41085</text:p>
              </table:table-cell>
              <table:table-cell office:value-type="float" office:value="0.41098">
                <text:p>0.41098</text:p>
              </table:table-cell>
              <table:table-cell office:value-type="float" office:value="0.41098">
                <text:p>0.41098</text:p>
              </table:table-cell>
              <table:table-cell office:value-type="float" office:value="0.43154">
                <text:p>0.43154</text:p>
              </table:table-cell>
              <table:table-cell office:value-type="float" office:value="0.41098">
                <text:p>0.41098</text:p>
              </table:table-cell>
              <table:table-cell office:value-type="float" office:value="0.60077">
                <text:p>0.60077</text:p>
              </table:table-cell>
              <table:table-cell office:value-type="float" office:value="0.60097">
                <text:p>0.60097</text:p>
              </table:table-cell>
              <table:table-cell office:value-type="float" office:value="0.60097">
                <text:p>0.60097</text:p>
              </table:table-cell>
              <table:table-cell office:value-type="float" office:value="0.60058">
                <text:p>0.60058</text:p>
              </table:table-cell>
              <table:table-cell office:value-type="float" office:value="0.60097">
                <text:p>0.600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6.576cm" svg:height="20.4cm" xlink:href=".." xlink:type="simple" chart:class="chart:bar" chart:style-name="ch1">
        <chart:title svg:x="11.017cm" svg:y="0.543cm" chart:style-name="ch2">
          <text:p>Accuracies for Curiosity, 15s eye and full log</text:p>
        </chart:title>
        <chart:legend chart:legend-position="end" svg:x="28.997cm" svg:y="5.926cm" style:legend-expansion="high" chart:style-name="ch3"/>
        <chart:plot-area chart:style-name="ch4" table:cell-range-address="Sheet4.B1:Sheet4.L5" chart:data-source-has-labels="both" svg:x="0.731cm" svg:y="2.17cm" svg:width="27.535cm" svg:height="17.822cm">
          <chart:coordinate-region svg:x="1.723cm" svg:y="2.462cm" svg:width="26.543cm" svg:height="16.698cm"/>
          <chart:axis chart:dimension="x" chart:name="primary-x" chart:style-name="ch5" chartooo:axis-type="auto">
            <chartooo:date-scale/>
            <chart:categories table:cell-range-address="Sheet4.B3:Sheet4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4.C3:Sheet4.C5" chart:label-cell-address="Sheet4.C1:Sheet4.C2" chart:class="chart:bar">
            <chart:data-point chart:repeated="3"/>
          </chart:series>
          <chart:series chart:style-name="ch9" chart:values-cell-range-address="Sheet4.D3:Sheet4.D5" chart:label-cell-address="Sheet4.D1:Sheet4.D2" chart:class="chart:bar">
            <chart:data-point chart:repeated="3"/>
          </chart:series>
          <chart:series chart:style-name="ch10" chart:values-cell-range-address="Sheet4.E3:Sheet4.E5" chart:label-cell-address="Sheet4.E1:Sheet4.E2" chart:class="chart:bar">
            <chart:data-point chart:repeated="3"/>
          </chart:series>
          <chart:series chart:style-name="ch11" chart:values-cell-range-address="Sheet4.F3:Sheet4.F5" chart:label-cell-address="Sheet4.F1:Sheet4.F2" chart:class="chart:bar">
            <chart:data-point chart:repeated="3"/>
          </chart:series>
          <chart:series chart:style-name="ch12" chart:values-cell-range-address="Sheet4.G3:Sheet4.G5" chart:label-cell-address="Sheet4.G1:Sheet4.G2" chart:class="chart:bar">
            <chart:data-point chart:repeated="3"/>
          </chart:series>
          <chart:series chart:style-name="ch13" chart:values-cell-range-address="Sheet4.H3:Sheet4.H5" chart:label-cell-address="Sheet4.H1:Sheet4.H2" chart:class="chart:bar">
            <chart:data-point chart:repeated="3"/>
          </chart:series>
          <chart:series chart:style-name="ch14" chart:values-cell-range-address="Sheet4.I3:Sheet4.I5" chart:label-cell-address="Sheet4.I1:Sheet4.I2" chart:class="chart:bar">
            <chart:data-point chart:repeated="3"/>
          </chart:series>
          <chart:series chart:style-name="ch15" chart:values-cell-range-address="Sheet4.J3:Sheet4.J5" chart:label-cell-address="Sheet4.J1:Sheet4.J2" chart:class="chart:bar">
            <chart:data-point chart:repeated="3"/>
          </chart:series>
          <chart:series chart:style-name="ch16" chart:values-cell-range-address="Sheet4.K3:Sheet4.K5" chart:label-cell-address="Sheet4.K1:Sheet4.K2" chart:class="chart:bar">
            <chart:data-point chart:repeated="3"/>
          </chart:series>
          <chart:series chart:style-name="ch17" chart:values-cell-range-address="Sheet4.L3:Sheet4.L5" chart:label-cell-address="Sheet4.L1:Sheet4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Sheet4.C1:Sheet4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Sheet4.D1:Sheet4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Sheet4.E1:Sheet4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Sheet4.F1:Sheet4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Sheet4.G1:Sheet4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Sheet4.H1:Sheet4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Sheet4.I1:Sheet4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Sheet4.J1:Sheet4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Sheet4.K1:Sheet4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Sheet4.L1:Sheet4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Sheet4.B3:Sheet4.B5</svg:desc>
                </draw:g>
              </table:table-cell>
              <table:table-cell office:value-type="float" office:value="0.63178">
                <text:p>0.63178</text:p>
                <draw:g>
                  <svg:desc>Sheet4.C3:Sheet4.C5</svg:desc>
                </draw:g>
              </table:table-cell>
              <table:table-cell office:value-type="float" office:value="0.63174">
                <text:p>0.63174</text:p>
                <draw:g>
                  <svg:desc>Sheet4.D3:Sheet4.D5</svg:desc>
                </draw:g>
              </table:table-cell>
              <table:table-cell office:value-type="float" office:value="0.63174">
                <text:p>0.63174</text:p>
                <draw:g>
                  <svg:desc>Sheet4.E3:Sheet4.E5</svg:desc>
                </draw:g>
              </table:table-cell>
              <table:table-cell office:value-type="float" office:value="0.63056">
                <text:p>0.63056</text:p>
                <draw:g>
                  <svg:desc>Sheet4.F3:Sheet4.F5</svg:desc>
                </draw:g>
              </table:table-cell>
              <table:table-cell office:value-type="float" office:value="0.6136">
                <text:p>0.6136</text:p>
                <draw:g>
                  <svg:desc>Sheet4.G3:Sheet4.G5</svg:desc>
                </draw:g>
              </table:table-cell>
              <table:table-cell office:value-type="float" office:value="0.63953">
                <text:p>0.63953</text:p>
                <draw:g>
                  <svg:desc>Sheet4.H3:Sheet4.H5</svg:desc>
                </draw:g>
              </table:table-cell>
              <table:table-cell office:value-type="float" office:value="0.63955">
                <text:p>0.63955</text:p>
                <draw:g>
                  <svg:desc>Sheet4.I3:Sheet4.I5</svg:desc>
                </draw:g>
              </table:table-cell>
              <table:table-cell office:value-type="float" office:value="0.63955">
                <text:p>0.63955</text:p>
                <draw:g>
                  <svg:desc>Sheet4.J3:Sheet4.J5</svg:desc>
                </draw:g>
              </table:table-cell>
              <table:table-cell office:value-type="float" office:value="0.63882">
                <text:p>0.63882</text:p>
                <draw:g>
                  <svg:desc>Sheet4.K3:Sheet4.K5</svg:desc>
                </draw:g>
              </table:table-cell>
              <table:table-cell office:value-type="float" office:value="0.62102">
                <text:p>0.62102</text:p>
                <draw:g>
                  <svg:desc>Sheet4.L3:Sheet4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63178">
                <text:p>0.63178</text:p>
              </table:table-cell>
              <table:table-cell office:value-type="float" office:value="0.63174">
                <text:p>0.63174</text:p>
              </table:table-cell>
              <table:table-cell office:value-type="float" office:value="0.63174">
                <text:p>0.63174</text:p>
              </table:table-cell>
              <table:table-cell office:value-type="float" office:value="0.72949">
                <text:p>0.72949</text:p>
              </table:table-cell>
              <table:table-cell office:value-type="float" office:value="0.63174">
                <text:p>0.63174</text:p>
              </table:table-cell>
              <table:table-cell office:value-type="float" office:value="0.63953">
                <text:p>0.63953</text:p>
              </table:table-cell>
              <table:table-cell office:value-type="float" office:value="0.63955">
                <text:p>0.63955</text:p>
              </table:table-cell>
              <table:table-cell office:value-type="float" office:value="0.63955">
                <text:p>0.63955</text:p>
              </table:table-cell>
              <table:table-cell office:value-type="float" office:value="0.7814">
                <text:p>0.7814</text:p>
              </table:table-cell>
              <table:table-cell office:value-type="float" office:value="0.63721">
                <text:p>0.63721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63178">
                <text:p>0.63178</text:p>
              </table:table-cell>
              <table:table-cell office:value-type="float" office:value="0.63174">
                <text:p>0.63174</text:p>
              </table:table-cell>
              <table:table-cell office:value-type="float" office:value="0.63174">
                <text:p>0.63174</text:p>
              </table:table-cell>
              <table:table-cell office:value-type="float" office:value="0.63451">
                <text:p>0.63451</text:p>
              </table:table-cell>
              <table:table-cell office:value-type="float" office:value="0.61742">
                <text:p>0.61742</text:p>
              </table:table-cell>
              <table:table-cell office:value-type="float" office:value="0.63953">
                <text:p>0.63953</text:p>
              </table:table-cell>
              <table:table-cell office:value-type="float" office:value="0.63955">
                <text:p>0.63955</text:p>
              </table:table-cell>
              <table:table-cell office:value-type="float" office:value="0.63955">
                <text:p>0.63955</text:p>
              </table:table-cell>
              <table:table-cell office:value-type="float" office:value="0.64035">
                <text:p>0.64035</text:p>
              </table:table-cell>
              <table:table-cell office:value-type="float" office:value="0.62568">
                <text:p>0.625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